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1" manifest:media-type=""/>
  <manifest:file-entry manifest:full-path="ObjectReplacements/Object 2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79" manifest:media-type="application/x-openoffice-gdimetafile;windows_formatname=&quot;GDIMetaFile&quot;"/>
  <manifest:file-entry manifest:full-path="ObjectReplacements/Object 52" manifest:media-type="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"/>
  <manifest:file-entry manifest:full-path="ObjectReplacements/Object 77" manifest:media-type="application/x-openoffice-gdimetafile;windows_formatname=&quot;GDIMetaFile&quot;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78" manifest:media-type="application/x-openoffice-gdimetafile;windows_formatname=&quot;GDIMetaFile&quot;"/>
  <manifest:file-entry manifest:full-path="ObjectReplacements/Object 51" manifest:media-type=""/>
  <manifest:file-entry manifest:full-path="ObjectReplacements/Object 56" manifest:media-type=""/>
  <manifest:file-entry manifest:full-path="ObjectReplacements/Object 44" manifest:media-type="application/x-openoffice-gdimetafile;windows_formatname=&quot;GDIMetaFile&quot;"/>
  <manifest:file-entry manifest:full-path="ObjectReplacements/Object 50" manifest:media-type=""/>
  <manifest:file-entry manifest:full-path="ObjectReplacements/Object 46" manifest:media-type="application/x-openoffice-gdimetafile;windows_formatname=&quot;GDIMetaFile&quot;"/>
  <manifest:file-entry manifest:full-path="ObjectReplacements/Object 45" manifest:media-type=""/>
  <manifest:file-entry manifest:full-path="ObjectReplacements/Object 43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55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"/>
  <manifest:file-entry manifest:full-path="ObjectReplacements/Object 1" manifest:media-type="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6" manifest:media-type=""/>
  <manifest:file-entry manifest:full-path="ObjectReplacements/Object 71" manifest:media-type="application/x-openoffice-gdimetafile;windows_formatname=&quot;GDIMetaFile&quot;"/>
  <manifest:file-entry manifest:full-path="ObjectReplacements/Object 29" manifest:media-type=""/>
  <manifest:file-entry manifest:full-path="ObjectReplacements/Object 70" manifest:media-type="application/x-openoffice-gdimetafile;windows_formatname=&quot;GDIMetaFile&quot;"/>
  <manifest:file-entry manifest:full-path="ObjectReplacements/Object 28" manifest:media-type="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4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Thumbnails/thumbnail.png" manifest:media-type="image/png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bold" officeooo:rsid="000c9491" officeooo:paragraph-rsid="000c9491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c9491" officeooo:paragraph-rsid="000c9491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officeooo:rsid="000c9491" officeooo:paragraph-rsid="000d687f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officeooo:rsid="000d46b7" officeooo:paragraph-rsid="000d46b7" style:font-size-asian="12.25pt" style:font-size-complex="14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officeooo:rsid="000d46b7" officeooo:paragraph-rsid="000d46b7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d46b7" officeooo:paragraph-rsid="000d46b7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bold" officeooo:rsid="000d46b7" officeooo:paragraph-rsid="000d46b7" style:font-size-asian="12.25pt" style:font-weight-asian="bold" style:font-size-complex="14pt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4pt" fo:font-weight="normal" officeooo:rsid="000ec5c6" officeooo:paragraph-rsid="000ec5c6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4pt" fo:font-weight="normal" officeooo:rsid="000d687f" officeooo:paragraph-rsid="000d687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bold" officeooo:rsid="0012a576" officeooo:paragraph-rsid="0012a576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font-size="14pt" fo:font-weight="normal" officeooo:rsid="0012a576" officeooo:paragraph-rsid="0012a576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3fb11" officeooo:paragraph-rsid="0013fb11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3fb11" officeooo:paragraph-rsid="0013fb11" style:font-size-asian="12.25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5eb49" officeooo:paragraph-rsid="0015eb49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637b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637b4" officeooo:paragraph-rsid="001637b4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637b4" officeooo:paragraph-rsid="001637b4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7dbea" officeooo:paragraph-rsid="0017dbea" style:font-size-asian="12.25pt" style:font-weight-asian="normal" style:font-size-complex="14pt" style:font-weight-complex="normal"/>
    </style:style>
    <style:style style:name="P24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size="14pt" fo:font-weight="normal" officeooo:rsid="0017dbea" officeooo:paragraph-rsid="0017dbea" style:font-size-asian="12.25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normal" officeooo:rsid="0017dbea" officeooo:paragraph-rsid="0017dbea" style:font-size-asian="12.25pt" style:font-weight-asian="normal" style:font-size-complex="14pt" style:font-weight-complex="normal"/>
    </style:style>
    <style:style style:name="P26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4pt" fo:font-weight="normal" officeooo:rsid="0017dbea" officeooo:paragraph-rsid="0017dbea" style:font-size-asian="12.25pt" style:font-weight-asian="normal" style:font-size-complex="14pt" style:font-weight-complex="normal"/>
    </style:style>
    <style:style style:name="P2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4pt" fo:font-weight="normal" officeooo:rsid="0018b489" officeooo:paragraph-rsid="0018b489" style:font-size-asian="12.25pt" style:font-weight-asian="normal" style:font-size-complex="14pt" style:font-weight-complex="normal"/>
    </style:style>
    <style:style style:name="P2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4pt" fo:font-weight="normal" officeooo:rsid="001999b7" officeooo:paragraph-rsid="001999b7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999b7" officeooo:paragraph-rsid="0017dbea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999b7" officeooo:paragraph-rsid="001999b7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999b7" officeooo:paragraph-rsid="001999b7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5eb49" officeooo:paragraph-rsid="001999b7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abc57" officeooo:paragraph-rsid="001abc57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abc57" officeooo:paragraph-rsid="001abc57" style:font-size-asian="12.25pt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c29e4" officeooo:paragraph-rsid="001de1b0" style:font-size-asian="12.25pt" style:font-weight-asian="normal" style:font-size-complex="14pt" style:font-weight-complex="normal"/>
    </style:style>
    <style:style style:name="P36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4pt" fo:font-weight="normal" officeooo:rsid="001c29e4" officeooo:paragraph-rsid="001de1b0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c29e4" officeooo:paragraph-rsid="001c29e4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fc2a8" officeooo:paragraph-rsid="001fc2a8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fc2a8" officeooo:paragraph-rsid="001fc2a8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10c08" officeooo:paragraph-rsid="00210c08" style:font-size-asian="12.25pt" style:font-weight-asian="normal" style:font-size-complex="14pt" style:font-weight-complex="normal"/>
    </style:style>
    <style:style style:name="P41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size="14pt" fo:font-weight="normal" officeooo:rsid="00210c08" officeooo:paragraph-rsid="00210c08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14508" officeooo:paragraph-rsid="00214508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fo:font-size="14pt" fo:font-weight="bold" officeooo:rsid="00214508" officeooo:paragraph-rsid="00214508" style:font-size-asian="12.25pt" style:font-weight-asian="bold" style:font-size-complex="14pt" style:font-weight-complex="bold"/>
    </style:style>
    <style:style style:name="T1" style:family="text">
      <style:text-properties fo:font-weight="normal" officeooo:rsid="000d687f" style:font-weight-asian="normal" style:font-weight-complex="normal"/>
    </style:style>
    <style:style style:name="T2" style:family="text">
      <style:text-properties officeooo:rsid="000d46b7"/>
    </style:style>
    <style:style style:name="T3" style:family="text">
      <style:text-properties officeooo:rsid="000ec5c6"/>
    </style:style>
    <style:style style:name="T4" style:family="text">
      <style:text-properties officeooo:rsid="001637b4"/>
    </style:style>
    <style:style style:name="T5" style:family="text">
      <style:text-properties fo:font-size="14pt" fo:font-weight="normal" officeooo:rsid="0015eb49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637b4" style:font-size-asian="12.25pt" style:font-weight-asian="normal" style:font-size-complex="14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дача математического программирования.</text:p>
      <text:p text:style-name="P2">Задача математического программирования — это математическая модель поиска наилучшего (оптимального) решения среди множества возможных.</text:p>
      <text:p text:style-name="P2">Основные компоненты задачи:</text:p>
      <text:list text:style-name="L1">
        <text:list-item>
          <text:p text:style-name="P3">Управляемые переменные (<draw:frame draw:style-name="fr1" draw:name="Объект1" text:anchor-type="as-char" svg:y="-0.379cm" svg:width="2.013cm" svg:height="0.53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) <text:span text:style-name="T1">—</text:span> это параметры, которые могут изменяться <text:span text:style-name="T2">(количество продуктов в рационе, товаров)</text:span>.</text:p>
        </text:list-item>
        <text:list-item>
          <text:p text:style-name="P3">Целевая функция (<draw:frame draw:style-name="fr1" draw:name="Объект2" text:anchor-type="as-char" svg:y="-0.388cm" svg:width="0.894cm" svg:height="0.51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) <text:span text:style-name="T1">—</text:span> это критерий эффективности. Задача может стоять как минимизировать её (затраты, время, риск), так и максимизировать (прибыль, КПД, надежность).</text:p>
        </text:list-item>
        <text:list-item>
          <text:p text:style-name="P3">Ограничения <text:span text:style-name="T1">—</text:span> условия, которым должны <text:span text:style-name="T2">удовлетворять переменные (бюджет, физическая неотрицательность веса).</text:span></text:p>
        </text:list-item>
      </text:list>
      <text:p text:style-name="P4">В общем виде задача записывается следующим образом. Найти вектор <draw:frame draw:style-name="fr1" draw:name="Объект3" text:anchor-type="as-char" svg:y="-0.388cm" svg:width="3.014cm" svg:height="0.543cm" draw:z-index="2"><draw:object xlink:href="./Object 3" xlink:type="simple" xlink:show="embed" xlink:actuate="onLoad"/><draw:image xlink:href="./ObjectReplacements/Object 3" xlink:type="simple" xlink:show="embed" xlink:actuate="onLoad"/></draw:frame>, такой что <draw:frame draw:style-name="fr1" draw:name="Объект4" text:anchor-type="as-char" svg:y="-0.388cm" svg:width="3.579cm" svg:height="0.512cm" draw:z-index="3"><draw:object xlink:href="./Object 4" xlink:type="simple" xlink:show="embed" xlink:actuate="onLoad"/><draw:image xlink:href="./ObjectReplacements/Object 4" xlink:type="simple" xlink:show="embed" xlink:actuate="onLoad"/></draw:frame>, при условиях (ограничениях):</text:p>
      <text:list text:style-name="L2">
        <text:list-item>
          <text:p text:style-name="P5"><draw:frame draw:style-name="fr1" draw:name="Объект5" text:anchor-type="as-char" svg:y="-0.388cm" svg:width="3.51cm" svg:height="0.543cm" draw:z-index="4"><draw:object xlink:href="./Object 5" xlink:type="simple" xlink:show="embed" xlink:actuate="onLoad"/><draw:image xlink:href="./ObjectReplacements/Object 5" xlink:type="simple" xlink:show="embed" xlink:actuate="onLoad"/></draw:frame><text:s/>(неравенства)</text:p>
        </text:list-item>
        <text:list-item>
          <text:p text:style-name="P5"><draw:frame draw:style-name="fr1" draw:name="Объект6" text:anchor-type="as-char" svg:y="-0.388cm" svg:width="3.514cm" svg:height="0.543cm" draw:z-index="5"><draw:object xlink:href="./Object 6" xlink:type="simple" xlink:show="embed" xlink:actuate="onLoad"/><draw:image xlink:href="./ObjectReplacements/Object 6" xlink:type="simple" xlink:show="embed" xlink:actuate="onLoad"/></draw:frame><text:s/>(равенства)</text:p>
        </text:list-item>
        <text:list-item>
          <text:p text:style-name="P5"><draw:frame draw:style-name="fr1" draw:name="Объект7" text:anchor-type="as-char" svg:y="-0.379cm" svg:width="1.08cm" svg:height="0.471cm" draw:z-index="6"><draw:object xlink:href="./Object 7" xlink:type="simple" xlink:show="embed" xlink:actuate="onLoad"/><draw:image xlink:href="./ObjectReplacements/Object 7" xlink:type="simple" xlink:show="embed" xlink:actuate="onLoad"/></draw:frame><text:s/>(область допустимых значений, например <draw:frame draw:style-name="fr1" draw:name="Объект8" text:anchor-type="as-char" svg:y="-0.379cm" svg:width="0.894cm" svg:height="0.534cm" draw:z-index="7"><draw:object xlink:href="./Object 8" xlink:type="simple" xlink:show="embed" xlink:actuate="onLoad"/><draw:image xlink:href="./ObjectReplacements/Object 8" xlink:type="simple" xlink:show="embed" xlink:actuate="onLoad"/></draw:frame>)</text:p>
        </text:list-item>
      </text:list>
      <text:p text:style-name="P4">Множество всех точек <draw:frame draw:style-name="fr1" draw:name="Объект9" text:anchor-type="as-char" svg:y="-0.379cm" svg:width="0.332cm" svg:height="0.471cm" draw:z-index="8"><draw:object xlink:href="./Object 9" xlink:type="simple" xlink:show="embed" xlink:actuate="onLoad"/><draw:image xlink:href="./ObjectReplacements/Object 9" xlink:type="simple" xlink:show="embed" xlink:actuate="onLoad"/></draw:frame>, которые удовлетворяют ограничениям, называется допустимым множеством (или областью).</text:p>
      <text:p text:style-name="P6"/>
      <text:p text:style-name="P7">2. Классификация задач математического программирования.</text:p>
      <text:list text:style-name="L3">
        <text:list-item>
          <text:p text:style-name="P8">Если целевая функция является скалярной (состоит из одной функции), то задача называется задачей однокритериальной оптимизации.</text:p>
        </text:list-item>
        <text:list-item>
          <text:p text:style-name="P8">Если целевая функция состоит из двух и более функций, то задача называется задачей многокритериальной оптимизации.</text:p>
        </text:list-item>
        <text:list-item>
          <text:p text:style-name="P9">Задача дискретной (комбинаторной) оптимизации: <draw:frame draw:style-name="fr1" draw:name="Объект10" text:anchor-type="as-char" svg:y="-0.379cm" svg:width="0.349cm" svg:height="0.471cm" draw:z-index="9"><draw:object xlink:href="./Object 10" xlink:type="simple" xlink:show="embed" xlink:actuate="onLoad"/><draw:image xlink:href="./ObjectReplacements/Object 10" xlink:type="simple" xlink:show="embed" xlink:actuate="onLoad"/></draw:frame><text:s/>(множество допустимых решений) — объединение изолированных точек или пересекающихся множеств. <text:span text:style-name="T3">Пример: задача коммивояжера (есть несколько городов и расстояния между ними, коммивояжер должен посетить каждый город ровно один раз и вернутся в изначальный город за минимальное расстояние)</text:span></text:p>
        </text:list-item>
        <text:list-item>
          <text:p text:style-name="P9">Задача непрерывной оптимизации (в противном случае дискретной задаче). <text:span text:style-name="T3">Пример: транспортная задача.</text:span></text:p>
        </text:list-item>
        <text:list-item>
          <text:p text:style-name="P9">Задача линейного программирования — целевая функция и функции, определеяющие множество <draw:frame draw:style-name="fr1" draw:name="Объект11" text:anchor-type="as-char" svg:y="-0.379cm" svg:width="0.349cm" svg:height="0.471cm" draw:z-index="10"><draw:object xlink:href="./Object 11" xlink:type="simple" xlink:show="embed" xlink:actuate="onLoad"/><draw:image xlink:href="./ObjectReplacements/Object 11" xlink:type="simple" xlink:show="embed" xlink:actuate="onLoad"/></draw:frame>, линейные.</text:p>
        </text:list-item>
        <text:list-item>
          <text:p text:style-name="P9">Задача <text:span text:style-name="T3">выпуклого программирования — указанные функции выпуклы для задачи минимизации, т.е. в задаче любой локальный минимум является глобальным.</text:span></text:p>
        </text:list-item>
      </text:list>
      <text:p text:style-name="P10"/>
      <text:p text:style-name="P11">3. Классификация методов решения задач математического программирования.</text:p>
      <text:p text:style-name="P12">По типу математической модели:</text:p>
      <text:list text:style-name="L4">
        <text:list-item>
          <text:p text:style-name="P13">Методы ЛП: если функции линейны. Пример: симплекс-метод.</text:p>
        </text:list-item>
        <text:list-item>
          <text:p text:style-name="P13">Методы НЛП (нелинейного программирования): если есть кривые линии или поверхности.</text:p>
        </text:list-item>
        <text:list-item>
          <text:p text:style-name="P13"><text:soft-page-break/>Методы дискретного (целочисленного) программирования: когда переменные — целые числа. Пример: метод ветвей и границ, метод отсечений (Гомори).</text:p>
        </text:list-item>
        <text:list-item>
          <text:p text:style-name="P13">Методы динамического программирования: когда задача разбивается на этапы по времени (принцип оптимальности Беллмана).</text:p>
        </text:list-item>
      </text:list>
      <text:p text:style-name="P14"/>
      <text:p text:style-name="P12">По наличию ограничений:</text:p>
      <text:list text:style-name="L5">
        <text:list-item>
          <text:p text:style-name="P15">Методы безусловной оптимизации: поиск минимума во всем пространстве <draw:frame draw:style-name="fr1" draw:name="Объект12" text:anchor-type="as-char" svg:y="-0.439cm" svg:width="0.43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  </text:list-item>
        <text:list-item>
          <text:p text:style-name="P15">Методы условной оптимизации:</text:p>
          <text:list>
            <text:list-item>
              <text:p text:style-name="P15">Методы штрафных и барьерных функций: превращают задачу с ограничениями в задачу без ограничений, добавляя штраф за выход за границы.</text:p>
            </text:list-item>
            <text:list-item>
              <text:p text:style-name="P15">Метод множителей Лагранжа.</text:p>
            </text:list-item>
            <text:list-item>
              <text:p text:style-name="P15">Методы проекции градиента: когда на каждом шаге мы «спроектированы» обратно в допустимую область.</text:p>
            </text:list-item>
          </text:list>
        </text:list-item>
      </text:list>
      <text:p text:style-name="P14"/>
      <text:p text:style-name="P12">По характеру поиска:</text:p>
      <text:list text:style-name="L6">
        <text:list-item>
          <text:p text:style-name="P16">Детерминированные методы: всегда выдают один и тот же результат при одинаковых входных данных. Например: симплекс-метод.</text:p>
        </text:list-item>
        <text:list-item>
          <text:p text:style-name="P16">Стохастические (случайные) методы: используют элемент случайности. Например: эвристические методы, генетические алгоритмы.</text:p>
        </text:list-item>
      </text:list>
      <text:p text:style-name="P10"/>
      <text:p text:style-name="P11">4. Задача оптимального планирования производства.</text:p>
      <text:p text:style-name="P12">Предприятие планирует выпускать <draw:frame draw:style-name="fr1" draw:name="Объект13" text:anchor-type="as-char" svg:y="-0.379cm" svg:width="0.226cm" svg:height="0.471cm" draw:z-index="12"><draw:object xlink:href="./Object 13" xlink:type="simple" xlink:show="embed" xlink:actuate="onLoad"/><draw:image xlink:href="./ObjectReplacements/Object 13" xlink:type="simple" xlink:show="embed" xlink:actuate="onLoad"/></draw:frame><text:s/>типов продукции из имеющихся <draw:frame draw:style-name="fr1" draw:name="Объект14" text:anchor-type="as-char" svg:y="-0.379cm" svg:width="0.319cm" svg:height="0.471cm" draw:z-index="13"><draw:object xlink:href="./Object 14" xlink:type="simple" xlink:show="embed" xlink:actuate="onLoad"/><draw:image xlink:href="./ObjectReplacements/Object 14" xlink:type="simple" xlink:show="embed" xlink:actuate="onLoad"/></draw:frame><text:s/>видов ресурсов. Известны затраты <draw:frame draw:style-name="fr1" draw:name="Объект15" text:anchor-type="as-char" svg:y="-0.379cm" svg:width="0.377cm" svg:height="0.534cm" draw:z-index="14"><draw:object xlink:href="./Object 15" xlink:type="simple" xlink:show="embed" xlink:actuate="onLoad"/><draw:image xlink:href="./ObjectReplacements/Object 15" xlink:type="simple" xlink:show="embed" xlink:actuate="onLoad"/></draw:frame><text:s/><draw:frame draw:style-name="fr1" draw:name="Объект16" text:anchor-type="as-char" svg:y="-0.379cm" svg:width="0.889cm" svg:height="0.471cm" draw:z-index="15"><draw:object xlink:href="./Object 16" xlink:type="simple" xlink:show="embed" xlink:actuate="onLoad"/><draw:image xlink:href="./ObjectReplacements/Object 16" xlink:type="simple" xlink:show="embed" xlink:actuate="onLoad"/></draw:frame><text:s/>ресурса на выпуск единицы объема продукции <draw:frame draw:style-name="fr1" draw:name="Объект17" text:anchor-type="as-char" svg:y="-0.379cm" svg:width="0.958cm" svg:height="0.471cm" draw:z-index="16"><draw:object xlink:href="./Object 17" xlink:type="simple" xlink:show="embed" xlink:actuate="onLoad"/><draw:image xlink:href="./ObjectReplacements/Object 17" xlink:type="simple" xlink:show="embed" xlink:actuate="onLoad"/></draw:frame><text:s/>типа, запас <draw:frame draw:style-name="fr1" draw:name="Объект18" text:anchor-type="as-char" svg:y="-0.379cm" svg:width="0.889cm" svg:height="0.471cm" draw:z-index="17"><draw:object xlink:href="./Object 18" xlink:type="simple" xlink:show="embed" xlink:actuate="onLoad"/><draw:image xlink:href="./ObjectReplacements/Object 18" xlink:type="simple" xlink:show="embed" xlink:actuate="onLoad"/></draw:frame><text:s/>ресурса <draw:frame draw:style-name="fr1" draw:name="Объект19" text:anchor-type="as-char" svg:y="-0.379cm" svg:width="0.307cm" svg:height="0.534cm" draw:z-index="18"><draw:object xlink:href="./Object 19" xlink:type="simple" xlink:show="embed" xlink:actuate="onLoad"/><draw:image xlink:href="./ObjectReplacements/Object 19" xlink:type="simple" xlink:show="embed" xlink:actuate="onLoad"/></draw:frame><text:s/>и доход <draw:frame draw:style-name="fr1" draw:name="Объект20" text:anchor-type="as-char" svg:y="-0.379cm" svg:width="0.335cm" svg:height="0.534cm" draw:z-index="19"><draw:object xlink:href="./Object 20" xlink:type="simple" xlink:show="embed" xlink:actuate="onLoad"/><draw:image xlink:href="./ObjectReplacements/Object 20" xlink:type="simple" xlink:show="embed" xlink:actuate="onLoad"/></draw:frame><text:s/>от реализации единицы объёма продукции <draw:frame draw:style-name="fr1" draw:name="Объект21" text:anchor-type="as-char" svg:y="-0.379cm" svg:width="0.958cm" svg:height="0.471cm" draw:z-index="20"><draw:object xlink:href="./Object 21" xlink:type="simple" xlink:show="embed" xlink:actuate="onLoad"/><draw:image xlink:href="./ObjectReplacements/Object 21" xlink:type="simple" xlink:show="embed" xlink:actuate="onLoad"/></draw:frame><text:s/>типа, <draw:frame draw:style-name="fr1" draw:name="Объект22" text:anchor-type="as-char" svg:y="-0.379cm" svg:width="1.734cm" svg:height="0.471cm" draw:z-index="21"><draw:object xlink:href="./Object 22" xlink:type="simple" xlink:show="embed" xlink:actuate="onLoad"/><draw:image xlink:href="./ObjectReplacements/Object 22" xlink:type="simple" xlink:show="embed" xlink:actuate="onLoad"/></draw:frame>; <draw:frame draw:style-name="fr1" draw:name="Объект23" text:anchor-type="as-char" svg:y="-0.379cm" svg:width="1.709cm" svg:height="0.471cm" draw:z-index="22"><draw:object xlink:href="./Object 23" xlink:type="simple" xlink:show="embed" xlink:actuate="onLoad"/><draw:image xlink:href="./ObjectReplacements/Object 23" xlink:type="simple" xlink:show="embed" xlink:actuate="onLoad"/></draw:frame>. Требуется найти план производства продукции, при котором суммарный доход будет максимальным.</text:p>
      <text:p text:style-name="P17">Построим математическую модель задачи. Обозначим через <draw:frame draw:style-name="fr1" draw:name="Объект24" text:anchor-type="as-char" svg:y="-0.379cm" svg:width="0.355cm" svg:height="0.534cm" draw:z-index="23"><draw:object xlink:href="./Object 24" xlink:type="simple" xlink:show="embed" xlink:actuate="onLoad"/><draw:image xlink:href="./ObjectReplacements/Object 24" xlink:type="simple" xlink:show="embed" xlink:actuate="onLoad"/></draw:frame><text:s/>объём продукции <draw:frame draw:style-name="fr1" draw:name="Объект27" text:anchor-type="as-char" svg:y="-0.379cm" svg:width="0.958cm" svg:height="0.471cm" draw:z-index="24"><draw:object xlink:href="./Object 27" xlink:type="simple" xlink:show="embed" xlink:actuate="onLoad"/><draw:image xlink:href="./ObjectReplacements/Object 27" xlink:type="simple" xlink:show="embed" xlink:actuate="onLoad"/></draw:frame><text:s/>типа, <draw:frame draw:style-name="fr1" draw:name="Объект28" text:anchor-type="as-char" svg:y="-0.379cm" svg:width="1.776cm" svg:height="0.471cm" draw:z-index="25"><draw:object xlink:href="./Object 28" xlink:type="simple" xlink:show="embed" xlink:actuate="onLoad"/><draw:image xlink:href="./ObjectReplacements/Object 28" xlink:type="simple" xlink:show="embed" xlink:actuate="onLoad"/></draw:frame>. Тогда план выпуска продукции можно записать в виде вектора <draw:frame draw:style-name="fr1" draw:name="Объект29" text:anchor-type="as-char" svg:y="-0.388cm" svg:width="2.985cm" svg:height="0.543cm" draw:z-index="26"><draw:object xlink:href="./Object 29" xlink:type="simple" xlink:show="embed" xlink:actuate="onLoad"/><draw:image xlink:href="./ObjectReplacements/Object 29" xlink:type="simple" xlink:show="embed" xlink:actuate="onLoad"/></draw:frame>, причем все <draw:frame draw:style-name="fr1" draw:name="Объект30" text:anchor-type="as-char" svg:y="-0.379cm" svg:width="0.355cm" svg:height="0.534cm" draw:z-index="27"><draw:object xlink:href="./Object 30" xlink:type="simple" xlink:show="embed" xlink:actuate="onLoad"/><draw:image xlink:href="./ObjectReplacements/Object 30" xlink:type="simple" xlink:show="embed" xlink:actuate="onLoad"/></draw:frame><text:s/>должны быть неотрицательны. Работая по этому плану, предприятие не может израсходовать больше имеющихся у него ресурсов. Заметим, что ресурсы могут быть истрачены не полностью. Таким образом, план <draw:frame draw:style-name="fr1" draw:name="Объект31" text:anchor-type="as-char" svg:y="-0.379cm" svg:width="0.235cm" svg:height="0.471cm" draw:z-index="28"><draw:object xlink:href="./Object 31" xlink:type="simple" xlink:show="embed" xlink:actuate="onLoad"/><draw:image xlink:href="./ObjectReplacements/Object 31" xlink:type="simple" xlink:show="embed" xlink:actuate="onLoad"/></draw:frame><text:s/>должен удовлетворять ограничениям: <text:s/><draw:frame draw:style-name="fr1" draw:name="Объект25" text:anchor-type="as-char" svg:y="-0.379cm" svg:width="4.353cm" svg:height="0.534cm" draw:z-index="29"><draw:object xlink:href="./Object 25" xlink:type="simple" xlink:show="embed" xlink:actuate="onLoad"/><draw:image xlink:href="./ObjectReplacements/Object 25" xlink:type="simple" xlink:show="embed" xlink:actuate="onLoad"/></draw:frame>; <draw:frame draw:style-name="fr1" draw:name="Объект26" text:anchor-type="as-char" svg:y="-0.379cm" svg:width="1.734cm" svg:height="0.471cm" draw:z-index="30"><draw:object xlink:href="./Object 26" xlink:type="simple" xlink:show="embed" xlink:actuate="onLoad"/><draw:image xlink:href="./ObjectReplacements/Object 26" xlink:type="simple" xlink:show="embed" xlink:actuate="onLoad"/></draw:frame>. Суммарный доход от реализации всей продукции, произведенной в соответствии с планом <draw:frame draw:style-name="fr1" draw:name="Объект32" text:anchor-type="as-char" svg:y="-0.379cm" svg:width="0.235cm" svg:height="0.471cm" draw:z-index="31"><draw:object xlink:href="./Object 32" xlink:type="simple" xlink:show="embed" xlink:actuate="onLoad"/><draw:image xlink:href="./ObjectReplacements/Object 32" xlink:type="simple" xlink:show="embed" xlink:actuate="onLoad"/></draw:frame>, равен: <draw:frame draw:style-name="fr1" draw:name="Объект33" text:anchor-type="as-char" svg:y="-0.388cm" svg:width="4.607cm" svg:height="0.543cm" draw:z-index="32"><draw:object xlink:href="./Object 33" xlink:type="simple" xlink:show="embed" xlink:actuate="onLoad"/><draw:image xlink:href="./ObjectReplacements/Object 33" xlink:type="simple" xlink:show="embed" xlink:actuate="onLoad"/></draw:frame>.</text:p>
      <text:p text:style-name="P17">Таким образом получаем задачу линейного программирования.</text:p>
      <text:p text:style-name="P17"/>
      <text:p text:style-name="P18">5. Задача линейного программирования.</text:p>
      <text:p text:style-name="P19">Задачи линейного программирования являются математическими модели многих практических задач, возникающих в экономике, планировании, управлении и других областях. Кроме того, в ряде случаев решения задачи <text:soft-page-break/>линейного программирования является этапом решения более сложной задачи оптимизации (например, задачи линейного программирования).</text:p>
      <text:p text:style-name="P19">Общая задача линейного программирования имеет вид:</text:p>
      <text:p text:style-name="P19"><draw:frame draw:style-name="fr1" draw:name="Объект34" text:anchor-type="as-char" svg:y="-0.566cm" svg:width="5.212cm" svg:height="0.8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9"><draw:frame draw:style-name="fr1" draw:name="Объект35" text:anchor-type="as-char" svg:y="-0.566cm" svg:width="2.649cm" svg:height="0.82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, <draw:frame draw:style-name="fr1" draw:name="Объект36" text:anchor-type="as-char" svg:y="-0.379cm" svg:width="1.734cm" svg:height="0.471cm" draw:z-index="37"><draw:object xlink:href="./Object 36" xlink:type="simple" xlink:show="embed" xlink:actuate="onLoad"/><draw:image xlink:href="./ObjectReplacements/Object 36" xlink:type="simple" xlink:show="embed" xlink:actuate="onLoad"/></draw:frame>,</text:p>
      <text:p text:style-name="P19"><draw:frame draw:style-name="fr1" draw:name="Объект37" text:anchor-type="as-char" svg:y="-0.379cm" svg:width="0.937cm" svg:height="0.534cm" draw:z-index="35"><draw:object xlink:href="./Object 37" xlink:type="simple" xlink:show="embed" xlink:actuate="onLoad"/><draw:image xlink:href="./ObjectReplacements/Object 37" xlink:type="simple" xlink:show="embed" xlink:actuate="onLoad"/></draw:frame><text:s/>для некоторых <draw:frame draw:style-name="fr1" draw:name="Объект38" text:anchor-type="as-char" svg:y="-0.379cm" svg:width="1.75cm" svg:height="0.471cm" draw:z-index="36"><draw:object xlink:href="./Object 38" xlink:type="simple" xlink:show="embed" xlink:actuate="onLoad"/><draw:image xlink:href="./ObjectReplacements/Object 38" xlink:type="simple" xlink:show="embed" xlink:actuate="onLoad"/></draw:frame>,</text:p>
      <text:p text:style-name="P19">где под знаком = подразумеваются один из знаков &lt;=, =, &gt;=, причем в одной задаче ЛП могут встречаться знаки всех трех типов.</text:p>
      <text:p text:style-name="P19">Функция <draw:frame draw:style-name="fr1" draw:name="Объект39" text:anchor-type="as-char" svg:y="-0.379cm" svg:width="0.208cm" svg:height="0.471cm" draw:z-index="38"><draw:object xlink:href="./Object 39" xlink:type="simple" xlink:show="embed" xlink:actuate="onLoad"/><draw:image xlink:href="./ObjectReplacements/Object 39" xlink:type="simple" xlink:show="embed" xlink:actuate="onLoad"/></draw:frame><text:s/>называется целевой, а условия — ограничениями задачи. Вектор <draw:frame draw:style-name="fr1" draw:name="Объект40" text:anchor-type="as-char" svg:y="-0.388cm" svg:width="2.985cm" svg:height="0.543cm" draw:z-index="39"><draw:object xlink:href="./Object 40" xlink:type="simple" xlink:show="embed" xlink:actuate="onLoad"/><draw:image xlink:href="./ObjectReplacements/Object 40" xlink:type="simple" xlink:show="embed" xlink:actuate="onLoad"/></draw:frame>, удовлетворя<text:span text:style-name="T4">ю</text:span>щий ограничениям задачи, называется допустимым решением, или планом задачи ЛП. Множество всех допустимых решений будем обозначать через <draw:frame draw:style-name="fr1" draw:name="Объект41" text:anchor-type="as-char" svg:y="-0.379cm" svg:width="0.349cm" svg:height="0.471cm" draw:z-index="40"><draw:object xlink:href="./Object 41" xlink:type="simple" xlink:show="embed" xlink:actuate="onLoad"/><draw:image xlink:href="./ObjectReplacements/Object 41" xlink:type="simple" xlink:show="embed" xlink:actuate="onLoad"/></draw:frame>. Геометрически множество <draw:frame draw:style-name="fr1" draw:name="Объект42" text:anchor-type="as-char" svg:y="-0.379cm" svg:width="0.349cm" svg:height="0.471cm" draw:z-index="41"><draw:object xlink:href="./Object 42" xlink:type="simple" xlink:show="embed" xlink:actuate="onLoad"/><draw:image xlink:href="./ObjectReplacements/Object 42" xlink:type="simple" xlink:show="embed" xlink:actuate="onLoad"/></draw:frame><text:s/>представляет собой выпуклое многогранное множество.</text:p>
      <text:p text:style-name="P20"><text:span text:style-name="T5">Вектор </text:span><text:span text:style-name="T5"><draw:frame draw:style-name="fr1" draw:name="Объект43" text:anchor-type="as-char" svg:y="-0.379cm" svg:width="1.221cm" svg:height="0.471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<text:s/>называется оптимальны решением (оптимальным планом) задачи ЛП, если </text:span><text:span text:style-name="T6"><draw:frame draw:style-name="fr1" draw:name="Объект44" text:anchor-type="as-char" svg:y="-0.388cm" svg:width="2.418cm" svg:height="0.512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6"><text:s/>для любого <text:s/></text:span><text:span text:style-name="T6"><draw:frame draw:style-name="fr1" draw:name="Объект45" text:anchor-type="as-char" svg:y="-0.379cm" svg:width="0.982cm" svg:height="0.471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6"><text:s/>в задаче максимизации или </text:span><text:span text:style-name="T6"><draw:frame draw:style-name="fr1" draw:name="Объект46" text:anchor-type="as-char" svg:y="-0.388cm" svg:width="2.418cm" svg:height="0.512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6"><text:s/>для любого <text:s/></text:span><text:span text:style-name="T6"><draw:frame draw:style-name="fr1" draw:name="Объект47" text:anchor-type="as-char" svg:y="-0.379cm" svg:width="0.982cm" svg:height="0.471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6"><text:s/>в задаче минимизации. Данная задача называется разрешимой, если имеет оптимальное решение. В противном случае задача ЛП неразрешима. Неразрешимость задачи ЛП может быть связана либо с противоречивостью ограничений (множество допустимых решений </text:span><text:span text:style-name="T6"><draw:frame draw:style-name="fr1" draw:name="Объект48" text:anchor-type="as-char" svg:y="-0.379cm" svg:width="0.349cm" svg:height="0.471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6"><text:s/>пусто), либо с неограниченностью целевой функции на множестве </text:span><text:span text:style-name="T6"><draw:frame draw:style-name="fr1" draw:name="Объект49" text:anchor-type="as-char" svg:y="-0.379cm" svg:width="0.349cm" svg:height="0.471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.</text:span></text:p>
      <text:p text:style-name="P21"/>
      <text:p text:style-name="P22">6. Графический метод решения задачи ЛП.</text:p>
      <text:p text:style-name="P23">Суть метода заключается в геометрической интерпретации задачи:</text:p>
      <text:list text:style-name="L7">
        <text:list-item>
          <text:p text:style-name="P24">Ограничения представляют собой прямые линии на плоскости. Каждое ограничение-неравенство отсекает лишнюю часть плоскости, оставляя допустимую полуплоскость.</text:p>
        </text:list-item>
        <text:list-item>
          <text:p text:style-name="P24">Пересечение всех этих полуплоскостей образует область допустимых решения (ОРД). Это всегда выпуклый многоугольник (или бесконечная область).</text:p>
        </text:list-item>
        <text:list-item>
          <text:p text:style-name="P24">Целевая функция (<draw:frame draw:style-name="fr1" draw:name="Объект50" text:anchor-type="as-char" svg:y="-0.379cm" svg:width="2.432cm" svg:height="0.534cm" draw:z-index="49"><draw:object xlink:href="./Object 50" xlink:type="simple" xlink:show="embed" xlink:actuate="onLoad"/><draw:image xlink:href="./ObjectReplacements/Object 50" xlink:type="simple" xlink:show="embed" xlink:actuate="onLoad"/></draw:frame>) на графике выглядит как прямая линия. Мы перемещаем эту линию параллельно самой себе, пока она не коснется крайней точки нашего многоугольника.</text:p>
        </text:list-item>
      </text:list>
      <text:p text:style-name="P25"/>
      <text:p text:style-name="P23">Когда его можно применять? Когда в задаче 2 переменные — мы работаем на обычной плоскости. Сложнее, когда 3 переменные, т.к. надо строить объемные фигуры.</text:p>
      <text:p text:style-name="P23"/>
      <text:p text:style-name="P23">Алгоритм решения:</text:p>
      <text:list text:style-name="L8">
        <text:list-item>
          <text:p text:style-name="P26">Рисуем систему координат <draw:frame draw:style-name="fr1" draw:name="Объект58" text:anchor-type="as-char" svg:y="-0.379cm" svg:width="0.362cm" svg:height="0.534cm" draw:z-index="52"><draw:object xlink:href="./Object 58" xlink:type="simple" xlink:show="embed" xlink:actuate="onLoad"/><draw:image xlink:href="./ObjectReplacements/Object 58" xlink:type="simple" xlink:show="embed" xlink:actuate="onLoad"/></draw:frame><text:s/>и <draw:frame draw:style-name="fr1" draw:name="Объект59" text:anchor-type="as-char" svg:y="-0.379cm" svg:width="0.365cm" svg:height="0.534cm" draw:z-index="56"><draw:object xlink:href="./Object 59" xlink:type="simple" xlink:show="embed" xlink:actuate="onLoad"/><draw:image xlink:href="./ObjectReplacements/Object 59" xlink:type="simple" xlink:show="embed" xlink:actuate="onLoad"/></draw:frame>. При условии <draw:frame draw:style-name="fr1" draw:name="Объект60" text:anchor-type="as-char" svg:y="-0.379cm" svg:width="1.508cm" svg:height="0.534cm" draw:z-index="57"><draw:object xlink:href="./Object 60" xlink:type="simple" xlink:show="embed" xlink:actuate="onLoad"/><draw:image xlink:href="./ObjectReplacements/Object 60" xlink:type="simple" xlink:show="embed" xlink:actuate="onLoad"/></draw:frame><text:s/>мы работаем только в первой четверти.</text:p>
        </text:list-item>
        <text:list-item>
          <text:p text:style-name="P26">Каждое ограничение вида <draw:frame draw:style-name="fr1" draw:name="Объект57" text:anchor-type="as-char" svg:y="-0.379cm" svg:width="2.688cm" svg:height="0.534cm" draw:z-index="58"><draw:object xlink:href="./Object 57" xlink:type="simple" xlink:show="embed" xlink:actuate="onLoad"/><draw:image xlink:href="./ObjectReplacements/Object 57" xlink:type="simple" xlink:show="embed" xlink:actuate="onLoad"/></draw:frame><text:s/>превращаем в уравнение прямой (=<draw:frame draw:style-name="fr1" draw:name="Объект56" text:anchor-type="as-char" svg:y="-0.379cm" svg:width="0.307cm" svg:height="0.534cm" draw:z-index="59"><draw:object xlink:href="./Object 56" xlink:type="simple" xlink:show="embed" xlink:actuate="onLoad"/><draw:image xlink:href="./ObjectReplacements/Object 56" xlink:type="simple" xlink:show="embed" xlink:actuate="onLoad"/></draw:frame>) и строим её по двум точкам.</text:p>
        </text:list-item>
        <text:list-item>
          <text:p text:style-name="P27"><text:soft-page-break/>Для каждого неравенства определяем нужную сторону (полуплоскость). Пересечение всех сторон даст нам многоугольник решений.</text:p>
        </text:list-item>
        <text:list-item>
          <text:p text:style-name="P27">Строим вектор <draw:frame draw:style-name="fr1" draw:name="Объект51" text:anchor-type="as-char" svg:y="-0.388cm" svg:width="1.773cm" svg:height="0.543cm" draw:z-index="50"><draw:object xlink:href="./Object 51" xlink:type="simple" xlink:show="embed" xlink:actuate="onLoad"/><draw:image xlink:href="./ObjectReplacements/Object 51" xlink:type="simple" xlink:show="embed" xlink:actuate="onLoad"/></draw:frame>, координаты которого — коэффициенты при <draw:frame draw:style-name="fr1" draw:name="Объект53" text:anchor-type="as-char" svg:y="-0.379cm" svg:width="0.235cm" svg:height="0.471cm" draw:z-index="55"><draw:object xlink:href="./Object 53" xlink:type="simple" xlink:show="embed" xlink:actuate="onLoad"/><draw:image xlink:href="./ObjectReplacements/Object 53" xlink:type="simple" xlink:show="embed" xlink:actuate="onLoad"/></draw:frame><text:s/>в целевой функции. Этот вектор показывает направление наискорейшего роста функции.</text:p>
        </text:list-item>
        <text:list-item>
          <text:p text:style-name="P27">Проводим прямую, перпендикулярную вектору <draw:frame draw:style-name="fr1" draw:name="Объект52" text:anchor-type="as-char" svg:y="-0.379cm" svg:width="0.215cm" svg:height="0.471cm" draw:z-index="51"><draw:object xlink:href="./Object 52" xlink:type="simple" xlink:show="embed" xlink:actuate="onLoad"/><draw:image xlink:href="./ObjectReplacements/Object 52" xlink:type="simple" xlink:show="embed" xlink:actuate="onLoad"/></draw:frame>. Это наша целевая функция.</text:p>
        </text:list-item>
        <text:list-item>
          <text:p text:style-name="P27">Поиск оптимума:</text:p>
          <text:list>
            <text:list-item>
              <text:p text:style-name="P28">Для максимизации: двигаем линию в направлении вектора <draw:frame draw:style-name="fr1" draw:name="Объект54" text:anchor-type="as-char" svg:y="-0.379cm" svg:width="0.215cm" svg:height="0.471cm" draw:z-index="53"><draw:object xlink:href="./Object 54" xlink:type="simple" xlink:show="embed" xlink:actuate="onLoad"/><draw:image xlink:href="./ObjectReplacements/Object 54" xlink:type="simple" xlink:show="embed" xlink:actuate="onLoad"/></draw:frame><text:s/>до последний точки касания с ОДР.</text:p>
            </text:list-item>
            <text:list-item>
              <text:p text:style-name="P28">Для минимизации: двигаем линию против направления вектора <draw:frame draw:style-name="fr1" draw:name="Объект55" text:anchor-type="as-char" svg:y="-0.379cm" svg:width="0.215cm" svg:height="0.471cm" draw:z-index="54"><draw:object xlink:href="./Object 55" xlink:type="simple" xlink:show="embed" xlink:actuate="onLoad"/><draw:image xlink:href="./ObjectReplacements/Object 55" xlink:type="simple" xlink:show="embed" xlink:actuate="onLoad"/></draw:frame><text:s/>до первой точки касания.</text:p>
            </text:list-item>
          </text:list>
        </text:list-item>
        <text:list-item>
          <text:p text:style-name="P28">Координаты найденной точки (вершины) и будут оптимальным решением. Если точка — это пересечение двух прямых, решаем систему из этих двух уравнений.</text:p>
        </text:list-item>
      </text:list>
      <text:p text:style-name="P29"/>
      <text:p text:style-name="P30">7. Каноническая задача линейного программирования.</text:p>
      <text:p text:style-name="P31">Канонической задачей ЛП (КЗЛП) называется задача вида:</text:p>
      <text:p text:style-name="P32"><draw:frame draw:style-name="fr1" draw:name="Объект63" text:anchor-type="as-char" svg:y="-0.566cm" svg:width="4.209cm" svg:height="0.82cm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32"><draw:frame draw:style-name="fr1" draw:name="Объект64" text:anchor-type="as-char" svg:y="-0.566cm" svg:width="2.649cm" svg:height="0.82cm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, <draw:frame draw:style-name="fr1" draw:name="Объект65" text:anchor-type="as-char" svg:y="-0.379cm" svg:width="1.734cm" svg:height="0.471cm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,</text:p>
      <text:p text:style-name="P32"><draw:frame draw:style-name="fr1" draw:name="Объект61" text:anchor-type="as-char" svg:y="-0.379cm" svg:width="0.937cm" svg:height="0.534cm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, <draw:frame draw:style-name="fr1" draw:name="Объект62" text:anchor-type="as-char" svg:y="-0.379cm" svg:width="1.709cm" svg:height="0.471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.</text:p>
      <text:p text:style-name="P31">Две задачи ЛП являются эквивалентными, если каждому допустимому решению одной задачи соответствует некоторое допустимое решение другой задачи, и наоборот; причем такое же условие выполняется для оптимальных решений.</text:p>
      <text:p text:style-name="P31">Для любой задачи ЛП легко построить эквивалентную ей КЗЛП, по оптимальному решению которой можно восстановить оптимальное решение исходной задачи. Рассмотрим правила построения КЗЛП на примере.</text:p>
      <text:p text:style-name="P33">Дана задача ЛП:</text:p>
      <text:p text:style-name="P33"><draw:frame draw:style-name="fr1" draw:name="Объект66" text:anchor-type="as-char" svg:y="-0.388cm" svg:width="3.274cm" svg:height="0.543cm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33"><draw:frame draw:style-name="fr1" draw:name="Объект67" text:anchor-type="as-char" svg:y="-0.379cm" svg:width="2.182cm" svg:height="0.534cm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33"><draw:frame draw:style-name="fr1" draw:name="Объект68" text:anchor-type="as-char" svg:y="-0.379cm" svg:width="1.912cm" svg:height="0.534cm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33"><draw:frame draw:style-name="fr1" draw:name="Объект69" text:anchor-type="as-char" svg:y="-0.379cm" svg:width="2.263cm" svg:height="0.534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33"><draw:frame draw:style-name="fr1" draw:name="Объект70" text:anchor-type="as-char" svg:y="-0.379cm" svg:width="0.944cm" svg:height="0.534cm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33">Для получения КЗЛП надо перейти от минимума в целевой функции к максимуму, от ограничений-неравенств — к ограничениям-равенствам и от переменных без ограничения на знак — к неотрицательным переменным. Переход от минимума к максимуму (и наоборот) достигается умножением целевой функции на <draw:frame draw:style-name="fr1" draw:name="Объект76" text:anchor-type="as-char" svg:y="-0.379cm" svg:width="0.559cm" svg:height="0.471cm" draw:z-index="72"><draw:object xlink:href="./Object 76" xlink:type="simple" xlink:show="embed" xlink:actuate="onLoad"/><draw:image xlink:href="./ObjectReplacements/Object 76" xlink:type="simple" xlink:show="embed" xlink:actuate="onLoad"/></draw:frame>. Первое (и второе) ограничение можно превратить в равенство, добавив (соответственно отняв) к его левой части новую неотрицательную переменную <draw:frame draw:style-name="fr1" draw:name="Объект74" text:anchor-type="as-char" svg:y="-0.379cm" svg:width="0.369cm" svg:height="0.534cm" draw:z-index="73"><draw:object xlink:href="./Object 74" xlink:type="simple" xlink:show="embed" xlink:actuate="onLoad"/><draw:image xlink:href="./ObjectReplacements/Object 74" xlink:type="simple" xlink:show="embed" xlink:actuate="onLoad"/></draw:frame><text:s/>(<draw:frame draw:style-name="fr1" draw:name="Объект75" text:anchor-type="as-char" svg:y="-0.379cm" svg:width="0.381cm" svg:height="0.534cm" draw:z-index="75"><draw:object xlink:href="./Object 75" xlink:type="simple" xlink:show="embed" xlink:actuate="onLoad"/><draw:image xlink:href="./ObjectReplacements/Object 75" xlink:type="simple" xlink:show="embed" xlink:actuate="onLoad"/></draw:frame>). Эти переменные называются дополнительными. Заметив, что в рассматриваемой задаче нет ограничений на знак переменной <draw:frame draw:style-name="fr1" draw:name="Объект73" text:anchor-type="as-char" svg:y="-0.379cm" svg:width="0.365cm" svg:height="0.534cm" draw:z-index="74"><draw:object xlink:href="./Object 73" xlink:type="simple" xlink:show="embed" xlink:actuate="onLoad"/><draw:image xlink:href="./ObjectReplacements/Object 73" xlink:type="simple" xlink:show="embed" xlink:actuate="onLoad"/></draw:frame>, т.е. она может принимать как положительные, так и отрицательные значения. Такую переменную можно представить в виде <text:soft-page-break/>разности двух неотрицательных переменных: <draw:frame draw:style-name="fr1" draw:name="Объект71" text:anchor-type="as-char" svg:y="-0.379cm" svg:width="2.298cm" svg:height="0.534cm" draw:z-index="70"><draw:object xlink:href="./Object 71" xlink:type="simple" xlink:show="embed" xlink:actuate="onLoad"/><draw:image xlink:href="./ObjectReplacements/Object 71" xlink:type="simple" xlink:show="embed" xlink:actuate="onLoad"/></draw:frame>, где <draw:frame draw:style-name="fr1" draw:name="Объект72" text:anchor-type="as-char" svg:y="-0.379cm" svg:width="1.998cm" svg:height="0.534cm" draw:z-index="71"><draw:object xlink:href="./Object 72" xlink:type="simple" xlink:show="embed" xlink:actuate="onLoad"/><draw:image xlink:href="./ObjectReplacements/Object 72" xlink:type="simple" xlink:show="embed" xlink:actuate="onLoad"/></draw:frame>. После выполнения этих преобразований задача примет вид:</text:p>
      <text:p text:style-name="P33"><draw:frame draw:style-name="fr1" draw:name="Объект78" text:anchor-type="as-char" svg:y="-0.388cm" svg:width="4.83cm" svg:height="0.543cm" draw:z-index="77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33"><draw:frame draw:style-name="fr1" draw:name="Объект79" text:anchor-type="as-char" svg:y="-0.379cm" svg:width="4.055cm" svg:height="0.534cm" draw:z-index="78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33"><draw:frame draw:style-name="fr1" draw:name="Объект80" text:anchor-type="as-char" svg:y="-0.379cm" svg:width="4.055cm" svg:height="0.534cm" draw:z-index="7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33"><draw:frame draw:style-name="fr1" draw:name="Объект81" text:anchor-type="as-char" svg:y="-0.379cm" svg:width="3.473cm" svg:height="0.534cm" draw:z-index="8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33"><draw:frame draw:style-name="fr1" draw:name="Объект77" text:anchor-type="as-char" svg:y="-0.379cm" svg:width="3.708cm" svg:height="0.534cm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33">Эта задача является канонической. Аналогичным способом любая задача ЛП может быть приведена к канонической форме. При этом полученная КЗЛП будет эквивалентна исходной.</text:p>
      <text:p text:style-name="P33"/>
      <text:p text:style-name="P34">8. Базисные и опорные решения.</text:p>
      <text:p text:style-name="P35">Система линейных уравнений называется системой с базисом, если в каждом уравнении имеется переменная, которая входит в него с коэффициентом <draw:frame draw:style-name="fr1" draw:name="Объект82" text:anchor-type="as-char" svg:y="-0.379cm" svg:width="0.483cm" svg:height="0.471cm" draw:z-index="81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и отсутствует в остальных уравнениях. Такие переменные называются базисными и образуют базис, а остальные — небазисными. Геометрически каждому базису соответствует вершина множества D.</text:p>
      <text:p text:style-name="P35">Приведенной задачей ЛП (ПЗЛП) называется такая каноническая задача ЛП, в которой:</text:p>
      <text:list text:style-name="L9">
        <text:list-item>
          <text:p text:style-name="P36">Систему уравнений есть система с базисом.</text:p>
        </text:list-item>
        <text:list-item>
          <text:p text:style-name="P36">Целевая функция f(x) выражена только через небазисные переменные.</text:p>
        </text:list-item>
        <text:list-item>
          <text:p text:style-name="P36">Все правые части уравнений неотрицательны: b_i &gt;= 0, i=1,…,m.</text:p>
        </text:list-item>
      </text:list>
      <text:p text:style-name="P35"/>
      <text:p text:style-name="P35">Отметим, что не для всякой задачи ЛП существует эквивалентная ей ПЗЛП. И даже если она существует, то получить её труднее, чем каноническую задачу ЛП. Однако во многих случаях (например, в задаче оптимального планирования производства) построенная для исходной задачи КЗЛП оказывается также и приведенной.</text:p>
      <text:p text:style-name="P37"/>
      <text:p text:style-name="P38">Базисное решение — это вектор X, полученный при условии, что все небазисные переменные равны 0.</text:p>
      <text:p text:style-name="P38">Опорное решение — это такое базисное решение, в котором значения всех переменных неотрицательны (x_i &gt;= 0).</text:p>
      <text:p text:style-name="P38"/>
      <text:p text:style-name="P39">9. Специальная задача линейного программирования.</text:p>
      <text:p text:style-name="P40">Это такая каноническая задача ЛП, в которой:</text:p>
      <text:list text:style-name="L10">
        <text:list-item>
          <text:p text:style-name="P41">Система уравнений есть система с базисом.</text:p>
        </text:list-item>
        <text:list-item>
          <text:p text:style-name="P41">Целевая функция выражена через небазисные переменные.</text:p>
        </text:list-item>
        <text:list-item>
          <text:p text:style-name="P41">Правые части системы линейных ограничений неотрицательны.</text:p>
        </text:list-item>
      </text:list>
      <text:p text:style-name="P38"/>
      <text:p text:style-name="P40">Не для каждой задачи ЛП существует эквивалентная ей специальная задача ЛП.</text:p>
      <text:p text:style-name="P40"/>
      <text:p text:style-name="P42"/>
      <text:p text:style-name="P43">10. Симплекс метод.</text:p>
      <text:p text:style-name="P38"/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20:13:51.143845394</meta:creation-date>
    <dc:date>2026-01-15T22:40:30.634692453</dc:date>
    <meta:editing-duration>PT1H43M54S</meta:editing-duration>
    <meta:editing-cycles>7</meta:editing-cycles>
    <meta:generator>LibreOffice/25.2.7.2$Linux_X86_64 LibreOffice_project/520$Build-2</meta:generator>
    <meta:document-statistic meta:table-count="0" meta:image-count="0" meta:object-count="82" meta:page-count="6" meta:paragraph-count="98" meta:word-count="1272" meta:character-count="9740" meta:non-whitespace-character-count="8541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 , x_n</annotation>
  </semantics>
</math>
</file>

<file path=Object 10/content.xml><?xml version="1.0" encoding="utf-8"?>
<math xmlns="http://www.w3.org/1998/Math/MathML" display="block">
  <semantics>
    <mi>D</mi>
    <annotation encoding="StarMath 5.0">D</annotation>
  </semantics>
</math>
</file>

<file path=Object 11/content.xml><?xml version="1.0" encoding="utf-8"?>
<math xmlns="http://www.w3.org/1998/Math/MathML" display="block">
  <semantics>
    <mi>D</mi>
    <annotation encoding="StarMath 5.0">D</annotation>
  </semantics>
</math>
</file>

<file path=Object 12/content.xml><?xml version="1.0" encoding="utf-8"?>
<math xmlns="http://www.w3.org/1998/Math/MathML" display="block">
  <semantics>
    <msup>
      <mi>R</mi>
      <mi>n</mi>
    </msup>
    <annotation encoding="StarMath 5.0">R^n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6/content.xml><?xml version="1.0" encoding="utf-8"?>
<math xmlns="http://www.w3.org/1998/Math/MathML" display="block">
  <semantics>
    <mrow>
      <mi>i</mi>
      <mo stretchy="false">−</mo>
      <mi mathvariant="italic">го</mi>
    </mrow>
    <annotation encoding="StarMath 5.0">i-го</annotation>
  </semantics>
</math>
</file>

<file path=Object 17/content.xml><?xml version="1.0" encoding="utf-8"?>
<math xmlns="http://www.w3.org/1998/Math/MathML" display="block">
  <semantics>
    <mrow>
      <mi>j</mi>
      <mo stretchy="false">−</mo>
      <mi mathvariant="italic">го</mi>
    </mrow>
    <annotation encoding="StarMath 5.0">j-го</annotation>
  </semantics>
</math>
</file>

<file path=Object 18/content.xml><?xml version="1.0" encoding="utf-8"?>
<math xmlns="http://www.w3.org/1998/Math/MathML" display="block">
  <semantics>
    <mrow>
      <mi>i</mi>
      <mo stretchy="false">−</mo>
      <mi mathvariant="italic">го</mi>
    </mrow>
    <annotation encoding="StarMath 5.0">i-го</annotation>
  </semantics>
</math>
</file>

<file path=Object 19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20/content.xml><?xml version="1.0" encoding="utf-8"?>
<math xmlns="http://www.w3.org/1998/Math/MathML" display="block">
  <semantics>
    <msub>
      <mi>c</mi>
      <mi>j</mi>
    </msub>
    <annotation encoding="StarMath 5.0">c_j</annotation>
  </semantics>
</math>
</file>

<file path=Object 21/content.xml><?xml version="1.0" encoding="utf-8"?>
<math xmlns="http://www.w3.org/1998/Math/MathML" display="block">
  <semantics>
    <mrow>
      <mi>j</mi>
      <mo stretchy="false">−</mo>
      <mi mathvariant="italic">го</mi>
    </mrow>
    <annotation encoding="StarMath 5.0">j-го</annotation>
  </semantics>
</math>
</file>

<file path=Object 22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i>m</mi>
    </mrow>
    <annotation encoding="StarMath 5.0">i=1,...,m</annotation>
  </semantics>
</math>
</file>

<file path=Object 23/content.xml><?xml version="1.0" encoding="utf-8"?>
<math xmlns="http://www.w3.org/1998/Math/MathML" display="block">
  <semantics>
    <mrow>
      <mrow>
        <mi>j</mi>
        <mo stretchy="false">=</mo>
        <mn>1</mn>
      </mrow>
      <mi>,</mi>
      <mn>...</mn>
      <mi>,</mi>
      <mi>n</mi>
    </mrow>
    <annotation encoding="StarMath 5.0">j=1,...,n</annotation>
  </semantics>
</math>
</file>

<file path=Object 24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25/content.xml><?xml version="1.0" encoding="utf-8"?>
<math xmlns="http://www.w3.org/1998/Math/MathML" display="block">
  <semantics>
    <mrow>
      <msub>
        <mi>a</mi>
        <mrow>
          <mi>i</mi>
          <mn>1</mn>
        </mrow>
      </msub>
      <mrow>
        <msub>
          <mi>x</mi>
          <mn>1</mn>
        </msub>
        <mo stretchy="false">+</mo>
        <msub>
          <mi>a</mi>
          <mrow>
            <mi>i</mi>
            <mn>2</mn>
          </mrow>
        </msub>
      </mrow>
      <mrow>
        <msub>
          <mi>x</mi>
          <mn>2</mn>
        </msub>
        <mo stretchy="false">+</mo>
        <mn>...</mn>
        <mo stretchy="false">+</mo>
        <msub>
          <mi>a</mi>
          <mrow/>
        </msub>
      </mrow>
      <mrow>
        <msub>
          <mi>x</mi>
          <mi>n</mi>
        </msub>
        <mo stretchy="false">≤</mo>
        <msub>
          <mi>b</mi>
          <mi>i</mi>
        </msub>
      </mrow>
    </mrow>
    <annotation encoding="StarMath 5.0">a_i1 x_1 + a_i2 x_2 + ... + a_in x_n &lt;= b_i</annotation>
  </semantics>
</math>
</file>

<file path=Object 26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i>m</mi>
    </mrow>
    <annotation encoding="StarMath 5.0">i=1,...,m</annotation>
  </semantics>
</math>
</file>

<file path=Object 27/content.xml><?xml version="1.0" encoding="utf-8"?>
<math xmlns="http://www.w3.org/1998/Math/MathML" display="block">
  <semantics>
    <mrow>
      <mi>j</mi>
      <mo stretchy="false">−</mo>
      <mi mathvariant="italic">го</mi>
    </mrow>
    <annotation encoding="StarMath 5.0">j-го</annotation>
  </semantics>
</math>
</file>

<file path=Object 28/content.xml><?xml version="1.0" encoding="utf-8"?>
<math xmlns="http://www.w3.org/1998/Math/MathML" display="block">
  <semantics>
    <mrow>
      <mrow>
        <mi>j</mi>
        <mo stretchy="false">=</mo>
        <mn>1</mn>
      </mrow>
      <mi>,</mi>
      <mi>…</mi>
      <mi>,</mi>
      <mi>n</mi>
    </mrow>
    <annotation encoding="StarMath 5.0">j=1,…,n</annotation>
  </semantics>
</math>
</file>

<file path=Object 29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x=(x_1,x_2,…,x_n)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n>...</mn>
            <mi>,</mi>
            <msub>
              <mi>x</mi>
              <mi>n</mi>
            </msub>
          </mrow>
        </mrow>
        <mo fence="true" form="postfix" stretchy="false">)</mo>
      </mrow>
    </mrow>
    <annotation encoding="StarMath 5.0">X=( x_1, x_2, ..., x_n )</annotation>
  </semantics>
</math>
</file>

<file path=Object 30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c</mi>
          <mn>1</mn>
        </msub>
      </mrow>
      <mrow>
        <msub>
          <mi>x</mi>
          <mn>1</mn>
        </msub>
        <mo stretchy="false">+</mo>
        <msub>
          <mi>c</mi>
          <mn>2</mn>
        </msub>
      </mrow>
      <mrow>
        <msub>
          <mi>x</mi>
          <mn>2</mn>
        </msub>
        <mo stretchy="false">+</mo>
        <mn>...</mn>
        <mo stretchy="false">+</mo>
        <msub>
          <mi>c</mi>
          <mi>n</mi>
        </msub>
      </mrow>
      <msub>
        <mi>x</mi>
        <mi>n</mi>
      </msub>
    </mrow>
    <annotation encoding="StarMath 5.0">f( x ) = c_1 x_1 + c_2 x_2 + ... + c_n x_n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sup>
            <mo stretchy="false">∑</mo>
            <mrow>
              <mo fence="true" form="prefix" stretchy="false">(</mo>
              <mrow>
                <mrow>
                  <mi>j</mi>
                  <mo stretchy="false">=</mo>
                  <mn>1</mn>
                </mrow>
              </mrow>
              <mo fence="true" form="postfix" stretchy="false">)</mo>
            </mrow>
            <mi>n</mi>
          </msubsup>
          <msub>
            <mi>c</mi>
            <mi>j</mi>
          </msub>
        </mrow>
      </mrow>
      <msub>
        <mi>x</mi>
        <mi>j</mi>
      </msub>
      <mo stretchy="false">→</mo>
      <mi mathvariant="italic">max</mi>
      <mrow>
        <mo fence="true" form="prefix" stretchy="false">(</mo>
        <mrow>
          <mi mathvariant="italic">min</mi>
        </mrow>
        <mo fence="true" form="postfix" stretchy="false">)</mo>
      </mrow>
    </mrow>
    <annotation encoding="StarMath 5.0">f( x ) = sum^n _( j=1 ) c_j x_j -&gt; max( min )</annotation>
  </semantics>
</math>
</file>

<file path=Object 35/content.xml><?xml version="1.0" encoding="utf-8"?>
<math xmlns="http://www.w3.org/1998/Math/MathML" display="block">
  <semantics>
    <mrow>
      <mrow>
        <msubsup>
          <mo stretchy="false">∑</mo>
          <mrow>
            <mo fence="true" form="prefix" stretchy="false">(</mo>
            <mrow>
              <mrow>
                <mi>j</mi>
                <mo stretchy="false">=</mo>
                <mn>1</mn>
              </mrow>
            </mrow>
            <mo fence="true" form="postfix" stretchy="false">)</mo>
          </mrow>
          <mi>n</mi>
        </msubsup>
        <msub>
          <mi>a</mi>
          <mi mathvariant="italic">ij</mi>
        </msub>
      </mrow>
      <mrow>
        <msub>
          <mi>x</mi>
          <mi>j</mi>
        </msub>
        <mo stretchy="false">=</mo>
        <msub>
          <mi>b</mi>
          <mi>i</mi>
        </msub>
      </mrow>
    </mrow>
    <annotation encoding="StarMath 5.0">sum^n _( j=1 ) a_ij x_j = b_i</annotation>
  </semantics>
</math>
</file>

<file path=Object 36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i>m</mi>
    </mrow>
    <annotation encoding="StarMath 5.0">i=1,...,m</annotation>
  </semantics>
</math>
</file>

<file path=Object 37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

<file path=Object 38/content.xml><?xml version="1.0" encoding="utf-8"?>
<math xmlns="http://www.w3.org/1998/Math/MathML" display="block">
  <semantics>
    <mrow>
      <mi>j</mi>
      <mi>∈</mi>
      <mrow>
        <mn>1</mn>
        <mi>,</mi>
        <mn>...</mn>
        <mi>,</mi>
        <mi>n</mi>
      </mrow>
    </mrow>
    <annotation encoding="StarMath 5.0">j ∈ { 1,...,n }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o stretchy="false">→</mo>
      <mi mathvariant="italic">min</mi>
      <mrow>
        <mo fence="true" form="prefix" stretchy="false">(</mo>
        <mrow>
          <mrow>
            <mi mathvariant="italic">или</mi>
            <mi mathvariant="italic">max</mi>
          </mrow>
        </mrow>
        <mo fence="true" form="postfix" stretchy="false">)</mo>
      </mrow>
    </mrow>
    <annotation encoding="StarMath 5.0">f( x ) -&gt; min ( или max )</annotation>
  </semantics>
</math>
</file>

<file path=Object 40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x = (x_1, x_2, …, x_n)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row>
        <mi>x</mi>
        <mo stretchy="false">∗</mo>
        <mi>∈</mi>
      </mrow>
      <mi>D</mi>
    </mrow>
    <annotation encoding="StarMath 5.0">x* ∈ D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∗</mo>
              <mrow/>
            </mrow>
          </mrow>
          <mo fence="true" form="postfix" stretchy="false">)</mo>
        </mrow>
        <mo stretchy="false">≥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x** ) &gt;= f(x)</annotation>
  </semantics>
</math>
</file>

<file path=Object 45/content.xml><?xml version="1.0" encoding="utf-8"?>
<math xmlns="http://www.w3.org/1998/Math/MathML" display="block">
  <semantics>
    <mrow>
      <mi>x</mi>
      <mi>∈</mi>
      <mi>D</mi>
    </mrow>
    <annotation encoding="StarMath 5.0">x ∈ D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∗</mo>
              <mrow/>
            </mrow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**) &lt;= f(x)</annotation>
  </semantics>
</math>
</file>

<file path=Object 47/content.xml><?xml version="1.0" encoding="utf-8"?>
<math xmlns="http://www.w3.org/1998/Math/MathML" display="block">
  <semantics>
    <mrow>
      <mi>x</mi>
      <mi>∈</mi>
      <mi>D</mi>
    </mrow>
    <annotation encoding="StarMath 5.0">x ∈ D</annotation>
  </semantics>
</math>
</file>

<file path=Object 48/content.xml><?xml version="1.0" encoding="utf-8"?>
<math xmlns="http://www.w3.org/1998/Math/MathML" display="block">
  <semantics>
    <mi>D</mi>
    <annotation encoding="StarMath 5.0">D</annotation>
  </semantics>
</math>
</file>

<file path=Object 49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row>
      <msub>
        <mi>g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0</mn>
      </mrow>
      <mi>,</mi>
      <mrow>
        <mi>i</mi>
        <mo stretchy="false">=</mo>
        <mn>1</mn>
      </mrow>
      <mi>,</mi>
      <mn>...</mn>
      <mi>,</mi>
      <mi>m</mi>
    </mrow>
    <annotation encoding="StarMath 5.0">g_i( X ) &lt;= 0, i=1,...,m</annotation>
  </semantics>
</math>
</file>

<file path=Object 50/content.xml><?xml version="1.0" encoding="utf-8"?>
<math xmlns="http://www.w3.org/1998/Math/MathML" display="block">
  <semantics>
    <mrow>
      <mrow>
        <mi>Z</mi>
        <mo stretchy="false">=</mo>
        <msub>
          <mi>c</mi>
          <mn>1</mn>
        </msub>
      </mrow>
      <mrow>
        <msub>
          <mi>x</mi>
          <mn>1</mn>
        </msub>
        <mo stretchy="false">+</mo>
        <msub>
          <mi>c</mi>
          <mn>2</mn>
        </msub>
      </mrow>
      <msub>
        <mi>x</mi>
        <mn>2</mn>
      </msub>
    </mrow>
    <annotation encoding="StarMath 5.0">Z=c_1 x_1 + c_2 x_2</annotation>
  </semantics>
</math>
</file>

<file path=Object 51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sub>
              <mi>c</mi>
              <mn>1</mn>
            </msub>
            <mi>,</mi>
            <msub>
              <mi>c</mi>
              <mn>2</mn>
            </msub>
          </mrow>
        </mrow>
        <mo fence="true" form="postfix" stretchy="false">)</mo>
      </mrow>
    </mrow>
    <annotation encoding="StarMath 5.0">c=(c_1, c_2)</annotation>
  </semantics>
</math>
</file>

<file path=Object 52/content.xml><?xml version="1.0" encoding="utf-8"?>
<math xmlns="http://www.w3.org/1998/Math/MathML" display="block">
  <semantics>
    <mi>c</mi>
    <annotation encoding="StarMath 5.0">c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c</mi>
    <annotation encoding="StarMath 5.0">c</annotation>
  </semantics>
</math>
</file>

<file path=Object 56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57/content.xml><?xml version="1.0" encoding="utf-8"?>
<math xmlns="http://www.w3.org/1998/Math/MathML" display="block">
  <semantics>
    <mrow>
      <msub>
        <mi>a</mi>
        <mrow>
          <mi>i</mi>
          <mn>1</mn>
        </mrow>
      </msub>
      <mrow>
        <msub>
          <mi>x</mi>
          <mn>1</mn>
        </msub>
        <mo stretchy="false">+</mo>
        <msub>
          <mi>a</mi>
          <mrow>
            <mi>i</mi>
            <mn>2</mn>
          </mrow>
        </msub>
      </mrow>
      <mrow>
        <msub>
          <mi>x</mi>
          <mn>2</mn>
        </msub>
        <mo stretchy="false">≤</mo>
        <msub>
          <mi>b</mi>
          <mi>i</mi>
        </msub>
      </mrow>
    </mrow>
    <annotation encoding="StarMath 5.0">a_i1 x_1 + a_i2 x_2 &lt;= b_i</annotation>
  </semantics>
</math>
</file>

<file path=Object 5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/content.xml><?xml version="1.0" encoding="utf-8"?>
<math xmlns="http://www.w3.org/1998/Math/MathML" display="block">
  <semantics>
    <mrow>
      <msub>
        <mi>h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>,</mi>
      <mrow>
        <mi>j</mi>
        <mo stretchy="false">=</mo>
        <mn>1</mn>
      </mrow>
      <mi>,</mi>
      <mn>...</mn>
      <mi>,</mi>
      <mi>k</mi>
    </mrow>
    <annotation encoding="StarMath 5.0">h_j( X )=0, j=1,...,k</annotation>
  </semantics>
</math>
</file>

<file path=Object 60/content.xml><?xml version="1.0" encoding="utf-8"?>
<math xmlns="http://www.w3.org/1998/Math/MathML" display="block">
  <semantics>
    <mrow>
      <msub>
        <mi>x</mi>
        <mn>1</mn>
      </msub>
      <mi>,</mi>
      <mrow>
        <msub>
          <mi>x</mi>
          <mn>2</mn>
        </msub>
        <mo stretchy="false">≥</mo>
        <mn>0</mn>
      </mrow>
    </mrow>
    <annotation encoding="StarMath 5.0">x_1, x_2 &gt;= 0</annotation>
  </semantics>
</math>
</file>

<file path=Object 61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

<file path=Object 62/content.xml><?xml version="1.0" encoding="utf-8"?>
<math xmlns="http://www.w3.org/1998/Math/MathML" display="block">
  <semantics>
    <mrow>
      <mrow>
        <mi>j</mi>
        <mo stretchy="false">=</mo>
        <mn>1</mn>
      </mrow>
      <mi>,</mi>
      <mn>...</mn>
      <mi>,</mi>
      <mi>n</mi>
    </mrow>
    <annotation encoding="StarMath 5.0">j =  1,...,n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sup>
            <mo stretchy="false">∑</mo>
            <mrow>
              <mo fence="true" form="prefix" stretchy="false">(</mo>
              <mrow>
                <mrow>
                  <mi>j</mi>
                  <mo stretchy="false">=</mo>
                  <mn>1</mn>
                </mrow>
              </mrow>
              <mo fence="true" form="postfix" stretchy="false">)</mo>
            </mrow>
            <mi>n</mi>
          </msubsup>
          <msub>
            <mi>c</mi>
            <mi>j</mi>
          </msub>
        </mrow>
      </mrow>
      <msub>
        <mi>x</mi>
        <mi>j</mi>
      </msub>
      <mo stretchy="false">→</mo>
      <mi mathvariant="italic">max</mi>
    </mrow>
    <annotation encoding="StarMath 5.0">f( x ) = sum^n _( j=1 ) c_j x_j -&gt; max</annotation>
  </semantics>
</math>
</file>

<file path=Object 64/content.xml><?xml version="1.0" encoding="utf-8"?>
<math xmlns="http://www.w3.org/1998/Math/MathML" display="block">
  <semantics>
    <mrow>
      <mrow>
        <msubsup>
          <mo stretchy="false">∑</mo>
          <mrow>
            <mo fence="true" form="prefix" stretchy="false">(</mo>
            <mrow>
              <mrow>
                <mi>j</mi>
                <mo stretchy="false">=</mo>
                <mn>1</mn>
              </mrow>
            </mrow>
            <mo fence="true" form="postfix" stretchy="false">)</mo>
          </mrow>
          <mi>n</mi>
        </msubsup>
        <msub>
          <mi>a</mi>
          <mi mathvariant="italic">ij</mi>
        </msub>
      </mrow>
      <mrow>
        <msub>
          <mi>x</mi>
          <mi>j</mi>
        </msub>
        <mo stretchy="false">=</mo>
        <msub>
          <mi>b</mi>
          <mi>i</mi>
        </msub>
      </mrow>
    </mrow>
    <annotation encoding="StarMath 5.0">sum^n _( j=1 ) a_ij x_j = b_i</annotation>
  </semantics>
</math>
</file>

<file path=Object 65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i>m</mi>
    </mrow>
    <annotation encoding="StarMath 5.0">i=1,...,m</annotation>
  </semantics>
</math>
</file>

<file path=Object 6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x</mi>
            <mn>1</mn>
          </msub>
          <mo stretchy="false">−</mo>
          <msub>
            <mi>x</mi>
            <mn>2</mn>
          </msub>
        </mrow>
      </mrow>
      <mo stretchy="false">→</mo>
      <mi mathvariant="italic">min</mi>
    </mrow>
    <annotation encoding="StarMath 5.0">f( x ) = x_1 - x_2 -&gt; min</annotation>
  </semantics>
</math>
</file>

<file path=Object 67/content.xml><?xml version="1.0" encoding="utf-8"?>
<math xmlns="http://www.w3.org/1998/Math/MathML" display="block">
  <semantics>
    <mrow>
      <mn>3</mn>
      <mrow>
        <mrow>
          <msub>
            <mi>x</mi>
            <mn>1</mn>
          </msub>
          <mo stretchy="false">+</mo>
          <msub>
            <mi>x</mi>
            <mn>2</mn>
          </msub>
        </mrow>
        <mo stretchy="false">≤</mo>
        <mrow>
          <mo stretchy="false">−</mo>
          <mn>2</mn>
        </mrow>
      </mrow>
    </mrow>
    <annotation encoding="StarMath 5.0">3x_1 + x_2 &lt;= -2</annotation>
  </semantics>
</math>
</file>

<file path=Object 68/content.xml><?xml version="1.0" encoding="utf-8"?>
<math xmlns="http://www.w3.org/1998/Math/MathML" display="block">
  <semantics>
    <mrow>
      <mrow>
        <msub>
          <mi>x</mi>
          <mn>1</mn>
        </msub>
        <mo stretchy="false">−</mo>
        <mn>2</mn>
      </mrow>
      <mrow>
        <msub>
          <mi>x</mi>
          <mn>2</mn>
        </msub>
        <mo stretchy="false">≥</mo>
        <mn>1</mn>
      </mrow>
    </mrow>
    <annotation encoding="StarMath 5.0">x_1 - 2x_2 &gt;= 1
</annotation>
  </semantics>
</math>
</file>

<file path=Object 69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sub>
          <mi>x</mi>
          <mn>2</mn>
        </msub>
      </mrow>
      <mo stretchy="false">=</mo>
      <mrow>
        <mo stretchy="false">−</mo>
        <mn>1</mn>
      </mrow>
    </mrow>
    <annotation encoding="StarMath 5.0">-x_1 + x_2 = -1</annotation>
  </semantics>
</math>
</file>

<file path=Object 7/content.xml><?xml version="1.0" encoding="utf-8"?>
<math xmlns="http://www.w3.org/1998/Math/MathML" display="block">
  <semantics>
    <mrow>
      <mi>X</mi>
      <mi>∈</mi>
      <mi>D</mi>
    </mrow>
    <annotation encoding="StarMath 5.0">X ∈ D</annotation>
  </semantics>
</math>
</file>

<file path=Object 70/content.xml><?xml version="1.0" encoding="utf-8"?>
<math xmlns="http://www.w3.org/1998/Math/MathML" display="block">
  <semantics>
    <mrow>
      <msub>
        <mi>x</mi>
        <mn>1</mn>
      </msub>
      <mo stretchy="false">≥</mo>
      <mn>0</mn>
    </mrow>
    <annotation encoding="StarMath 5.0">x_1 &gt;= 0</annotation>
  </semantics>
</math>
</file>

<file path=Object 71/content.xml><?xml version="1.0" encoding="utf-8"?>
<math xmlns="http://www.w3.org/1998/Math/MathML" display="block">
  <semantics>
    <mrow>
      <mrow>
        <msub>
          <mi>x</mi>
          <mn>2</mn>
        </msub>
        <mo stretchy="false">=</mo>
        <mi>x</mi>
      </mrow>
      <mrow>
        <msub>
          <mi>'</mi>
          <mn>2</mn>
        </msub>
        <mo stretchy="false">−</mo>
        <mi>x</mi>
      </mrow>
      <mi>'</mi>
      <msub>
        <mi>'</mi>
        <mn>2</mn>
      </msub>
    </mrow>
    <annotation encoding="StarMath 5.0">x_2 = x'_2 - x''_2</annotation>
  </semantics>
</math>
</file>

<file path=Object 72/content.xml><?xml version="1.0" encoding="utf-8"?>
<math xmlns="http://www.w3.org/1998/Math/MathML" display="block">
  <semantics>
    <mrow>
      <mi>x</mi>
      <msub>
        <mi>'</mi>
        <mn>2</mn>
      </msub>
      <mi>,</mi>
      <mi>x</mi>
      <mi>'</mi>
      <mrow>
        <msub>
          <mi>'</mi>
          <mn>2</mn>
        </msub>
        <mo stretchy="false">≥</mo>
        <mn>0</mn>
      </mrow>
    </mrow>
    <annotation encoding="StarMath 5.0">x'_2, x''_2 &gt;=0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4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75/content.xml><?xml version="1.0" encoding="utf-8"?>
<math xmlns="http://www.w3.org/1998/Math/MathML" display="block">
  <semantics>
    <msub>
      <mi>x</mi>
      <mn>4</mn>
    </msub>
    <annotation encoding="StarMath 5.0">x_4</annotation>
  </semantics>
</math>
</file>

<file path=Object 7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7/content.xml><?xml version="1.0" encoding="utf-8"?>
<math xmlns="http://www.w3.org/1998/Math/MathML" display="block">
  <semantics>
    <mrow>
      <msub>
        <mi>x</mi>
        <mn>1</mn>
      </msub>
      <mi>,</mi>
      <mi>x</mi>
      <msub>
        <mi>'</mi>
        <mn>2</mn>
      </msub>
      <mi>,</mi>
      <mi>x</mi>
      <mi>'</mi>
      <msub>
        <mi>'</mi>
        <mn>2</mn>
      </msub>
      <mi>,</mi>
      <msub>
        <mi>x</mi>
        <mn>3</mn>
      </msub>
      <mi>,</mi>
      <mrow>
        <msub>
          <mi>x</mi>
          <mn>4</mn>
        </msub>
        <mo stretchy="false">≥</mo>
        <mn>0</mn>
      </mrow>
    </mrow>
    <annotation encoding="StarMath 5.0">x_1, x'_2, x''_2, x_3, x_4 &gt;= 0</annotation>
  </semantics>
</math>
</file>

<file path=Object 7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stretchy="false">−</mo>
            <msub>
              <mi>x</mi>
              <mn>1</mn>
            </msub>
          </mrow>
          <mo stretchy="false">+</mo>
          <mi>x</mi>
        </mrow>
      </mrow>
      <mrow>
        <msub>
          <mi>'</mi>
          <mn>2</mn>
        </msub>
        <mo stretchy="false">−</mo>
        <mi>x</mi>
      </mrow>
      <mi>'</mi>
      <msub>
        <mi>'</mi>
        <mn>2</mn>
      </msub>
      <mo stretchy="false">→</mo>
      <mi mathvariant="italic">max</mi>
    </mrow>
    <annotation encoding="StarMath 5.0">f( x ) = - x_1 + x'_2 - x''_2 -&gt; max</annotation>
  </semantics>
</math>
</file>

<file path=Object 79/content.xml><?xml version="1.0" encoding="utf-8"?>
<math xmlns="http://www.w3.org/1998/Math/MathML" display="block">
  <semantics>
    <mrow>
      <mn>3</mn>
      <mrow>
        <msub>
          <mi>x</mi>
          <mn>1</mn>
        </msub>
        <mo stretchy="false">+</mo>
        <mi>x</mi>
      </mrow>
      <mrow>
        <msub>
          <mi>'</mi>
          <mn>2</mn>
        </msub>
        <mo stretchy="false">−</mo>
        <mi>x</mi>
      </mrow>
      <mi>'</mi>
      <mrow>
        <mrow>
          <msub>
            <mi>'</mi>
            <mn>2</mn>
          </msub>
          <mo stretchy="false">+</mo>
          <msub>
            <mi>x</mi>
            <mn>3</mn>
          </msub>
        </mrow>
        <mo stretchy="false">=</mo>
        <mrow>
          <mo stretchy="false">−</mo>
          <mn>2</mn>
        </mrow>
      </mrow>
    </mrow>
    <annotation encoding="StarMath 5.0">3x_1 + x'_2 - x''_2 + x_3 = -2</annotation>
  </semantics>
</math>
</file>

<file path=Object 8/content.xml><?xml version="1.0" encoding="utf-8"?>
<math xmlns="http://www.w3.org/1998/Math/MathML" display="block">
  <semantics>
    <mrow>
      <msub>
        <mi>x</mi>
        <mi>i</mi>
      </msub>
      <mo stretchy="false">≥</mo>
      <mn>0</mn>
    </mrow>
    <annotation encoding="StarMath 5.0">x_i &gt;= 0</annotation>
  </semantics>
</math>
</file>

<file path=Object 80/content.xml><?xml version="1.0" encoding="utf-8"?>
<math xmlns="http://www.w3.org/1998/Math/MathML" display="block">
  <semantics>
    <mrow>
      <mrow>
        <msub>
          <mi>x</mi>
          <mn>1</mn>
        </msub>
        <mo stretchy="false">−</mo>
        <mn>2</mn>
      </mrow>
      <mi>x</mi>
      <mrow>
        <msub>
          <mi>'</mi>
          <mn>2</mn>
        </msub>
        <mo stretchy="false">+</mo>
        <mn>2</mn>
      </mrow>
      <mi>x</mi>
      <mi>'</mi>
      <mrow>
        <mrow>
          <msub>
            <mi>'</mi>
            <mn>2</mn>
          </msub>
          <mo stretchy="false">−</mo>
          <msub>
            <mi>x</mi>
            <mn>4</mn>
          </msub>
        </mrow>
        <mo stretchy="false">=</mo>
        <mn>1</mn>
      </mrow>
    </mrow>
    <annotation encoding="StarMath 5.0">x_1 - 2x'_2 + 2x''_2 - x_4 = 1
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x</mi>
            <mn>1</mn>
          </msub>
        </mrow>
        <mo stretchy="false">+</mo>
        <mi>x</mi>
      </mrow>
      <mrow>
        <msub>
          <mi>'</mi>
          <mn>2</mn>
        </msub>
        <mo stretchy="false">−</mo>
        <mi>x</mi>
      </mrow>
      <mi>'</mi>
      <mrow>
        <msub>
          <mi>'</mi>
          <mn>2</mn>
        </msub>
        <mo stretchy="false">=</mo>
        <mrow>
          <mo stretchy="false">−</mo>
          <mn>1</mn>
        </mrow>
      </mrow>
    </mrow>
    <annotation encoding="StarMath 5.0">-x_1 + x'_2 - x''_2 = -1</annotation>
  </semantics>
</math>
</file>

<file path=Object 8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